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fcc3" officeooo:paragraph-rsid="0016fcc3"/>
    </style:style>
    <style:style style:name="P2" style:family="paragraph" style:parent-style-name="Standard">
      <style:text-properties fo:font-weight="bold" officeooo:rsid="0016fcc3" officeooo:paragraph-rsid="0016fcc3" style:font-weight-asian="bold" style:font-weight-complex="bold"/>
    </style:style>
    <style:style style:name="P3" style:family="paragraph" style:parent-style-name="Standard">
      <style:text-properties fo:font-weight="bold" officeooo:rsid="0019a04c" officeooo:paragraph-rsid="0019a04c" style:font-weight-asian="bold" style:font-weight-complex="bold"/>
    </style:style>
    <style:style style:name="P4" style:family="paragraph" style:parent-style-name="Standard">
      <style:text-properties fo:font-weight="bold" officeooo:rsid="003285a9" officeooo:paragraph-rsid="003285a9" style:font-weight-asian="bold" style:font-weight-complex="bold"/>
    </style:style>
    <style:style style:name="P5" style:family="paragraph" style:parent-style-name="Standard">
      <style:text-properties officeooo:rsid="002349b6" officeooo:paragraph-rsid="002349b6"/>
    </style:style>
    <style:style style:name="P6" style:family="paragraph" style:parent-style-name="Standard">
      <style:text-properties fo:font-weight="normal" officeooo:rsid="00245d8f" officeooo:paragraph-rsid="00245d8f" style:font-weight-asian="normal" style:font-weight-complex="normal"/>
    </style:style>
    <style:style style:name="P7" style:family="paragraph" style:parent-style-name="Standard">
      <style:text-properties fo:font-weight="normal" officeooo:rsid="0024c474" officeooo:paragraph-rsid="0024c474" style:font-weight-asian="normal" style:font-weight-complex="normal"/>
    </style:style>
    <style:style style:name="P8" style:family="paragraph" style:parent-style-name="Standard">
      <style:text-properties fo:font-weight="normal" officeooo:rsid="0024c474" officeooo:paragraph-rsid="00245d8f" style:font-weight-asian="normal" style:font-weight-complex="normal"/>
    </style:style>
    <style:style style:name="P9" style:family="paragraph" style:parent-style-name="Standard">
      <style:text-properties fo:font-weight="normal" officeooo:rsid="0026674f" officeooo:paragraph-rsid="0026674f" style:font-weight-asian="normal" style:font-weight-complex="normal"/>
    </style:style>
    <style:style style:name="P10" style:family="paragraph" style:parent-style-name="Standard">
      <style:text-properties fo:font-weight="normal" officeooo:rsid="0028483f" officeooo:paragraph-rsid="0028483f" style:font-weight-asian="normal" style:font-weight-complex="normal"/>
    </style:style>
    <style:style style:name="P11" style:family="paragraph" style:parent-style-name="Standard">
      <style:text-properties fo:font-weight="normal" officeooo:rsid="0029b626" officeooo:paragraph-rsid="0029b626" style:font-weight-asian="normal" style:font-weight-complex="normal"/>
    </style:style>
    <style:style style:name="P12" style:family="paragraph" style:parent-style-name="Standard">
      <style:text-properties fo:font-weight="normal" officeooo:rsid="002b675d" officeooo:paragraph-rsid="002b675d" style:font-weight-asian="normal" style:font-weight-complex="normal"/>
    </style:style>
    <style:style style:name="P13" style:family="paragraph" style:parent-style-name="Standard">
      <style:text-properties fo:font-weight="normal" officeooo:rsid="002c8ff1" officeooo:paragraph-rsid="002c8ff1" style:font-weight-asian="normal" style:font-weight-complex="normal"/>
    </style:style>
    <style:style style:name="P14" style:family="paragraph" style:parent-style-name="Standard">
      <style:text-properties fo:font-weight="normal" officeooo:rsid="002d397e" officeooo:paragraph-rsid="002d397e" style:font-weight-asian="normal" style:font-weight-complex="normal"/>
    </style:style>
    <style:style style:name="P15" style:family="paragraph" style:parent-style-name="Standard">
      <style:text-properties fo:font-weight="normal" officeooo:rsid="002eed11" officeooo:paragraph-rsid="002eed11" style:font-weight-asian="normal" style:font-weight-complex="normal"/>
    </style:style>
    <style:style style:name="P16" style:family="paragraph" style:parent-style-name="Standard">
      <style:text-properties fo:font-weight="normal" officeooo:rsid="00315871" officeooo:paragraph-rsid="00315871" style:font-weight-asian="normal" style:font-weight-complex="normal"/>
    </style:style>
    <style:style style:name="P17" style:family="paragraph" style:parent-style-name="Standard">
      <style:text-properties fo:font-weight="normal" officeooo:rsid="0036b6b3" officeooo:paragraph-rsid="0036b6b3" style:font-weight-asian="normal" style:font-weight-complex="normal"/>
    </style:style>
    <style:style style:name="P18" style:family="paragraph" style:parent-style-name="Standard">
      <style:text-properties fo:font-weight="normal" officeooo:rsid="0038842d" officeooo:paragraph-rsid="0038842d" style:font-weight-asian="normal" style:font-weight-complex="normal"/>
    </style:style>
    <style:style style:name="P19" style:family="paragraph" style:parent-style-name="Standard">
      <style:text-properties fo:font-weight="normal" officeooo:rsid="00398ed4" officeooo:paragraph-rsid="00398ed4" style:font-weight-asian="normal" style:font-weight-complex="normal"/>
    </style:style>
    <style:style style:name="P20" style:family="paragraph" style:parent-style-name="Standard">
      <style:text-properties fo:font-weight="normal" officeooo:rsid="0039b63e" officeooo:paragraph-rsid="0039b63e" style:font-weight-asian="normal" style:font-weight-complex="normal"/>
    </style:style>
    <style:style style:name="P21" style:family="paragraph" style:parent-style-name="Standard">
      <style:text-properties fo:font-weight="normal" officeooo:rsid="003b5744" officeooo:paragraph-rsid="003b5744" style:font-weight-asian="normal" style:font-weight-complex="normal"/>
    </style:style>
    <style:style style:name="P22" style:family="paragraph" style:parent-style-name="Standard">
      <style:text-properties officeooo:paragraph-rsid="0016fcc3"/>
    </style:style>
    <style:style style:name="P23" style:family="paragraph" style:parent-style-name="Standard">
      <style:text-properties fo:font-weight="normal" officeooo:rsid="0038842d" officeooo:paragraph-rsid="0038842d" style:font-weight-asian="normal" style:font-weight-complex="normal"/>
    </style:style>
    <style:style style:name="P24" style:family="paragraph" style:parent-style-name="Standard">
      <style:text-properties fo:font-weight="normal" officeooo:rsid="004653df" officeooo:paragraph-rsid="004653df" style:font-weight-asian="normal" style:font-weight-complex="normal"/>
    </style:style>
    <style:style style:name="P25" style:family="paragraph" style:parent-style-name="Standard">
      <style:text-properties fo:font-weight="bold" officeooo:rsid="00449100" officeooo:paragraph-rsid="00449100" style:font-weight-asian="bold" style:font-weight-complex="bold"/>
    </style:style>
    <style:style style:name="T1" style:family="text">
      <style:text-properties officeooo:rsid="001750f3"/>
    </style:style>
    <style:style style:name="T2" style:family="text">
      <style:text-properties officeooo:rsid="002255e1"/>
    </style:style>
    <style:style style:name="T3" style:family="text">
      <style:text-properties officeooo:rsid="002349b6"/>
    </style:style>
    <style:style style:name="T4" style:family="text">
      <style:text-properties officeooo:rsid="0030e51d"/>
    </style:style>
    <style:style style:name="T5" style:family="text">
      <style:text-properties officeooo:rsid="00350c01"/>
    </style:style>
    <style:style style:name="T6" style:family="text">
      <style:text-properties officeooo:rsid="003b5744"/>
    </style:style>
    <style:style style:name="T7" style:family="text">
      <style:text-properties officeooo:rsid="00421f8d"/>
    </style:style>
    <style:style style:name="T8" style:family="text">
      <style:text-properties fo:font-weight="bold" officeooo:rsid="0016fcc3" style:font-weight-asian="bold" style:font-weight-complex="bold"/>
    </style:style>
    <style:style style:name="T9" style:family="text">
      <style:text-properties fo:font-weight="bold" officeooo:rsid="001750f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8">Chapter 1: </text:span><text:span text:style-name="T9">Escaping Monolithic Hell</text:span></text:p>
      <text:p text:style-name="P1">Monolithic Hell ?</text:p>
      <text:p text:style-name="P1">SOA vs Microservice</text:p>
      <text:p text:style-name="P1">Advantages/Disadvantages of Monoliths</text:p>
      <text:p text:style-name="P1">Advantages/Disadvantage of Microservices</text:p>
      <text:p text:style-name="P1"/>
      <text:p text:style-name="P2">Chapter 2: <text:span text:style-name="T1">Decomposition Strategies</text:span></text:p>
      <text:p text:style-name="P1">Decomposition by business capability and by subDomains</text:p>
      <text:p text:style-name="P1">Steps towards microservice architechture: </text:p>
      <text:p text:style-name="P1">-&gt;Identify system operations, determine services, map the operations/methods to the services(creating API), identify the collaborator methods and where do we need to keep those methods.</text:p>
      <text:p text:style-name="P1">Strangler Pattern</text:p>
      <text:p text:style-name="P1">Challenges/Obstacles faced during converion of monolith to microservice architecture</text:p>
      <text:p text:style-name="P1">-&gt;<text:span text:style-name="T2">Network latency (solution: merge the services)</text:span></text:p>
      <text:p text:style-name="P1">-&gt;<text:span text:style-name="T2">Reduced availability due to synchronous communication(solution: use batch API to send/receive data in bulk, use asynchronous communication)</text:span></text:p>
      <text:p text:style-name="P1">-&gt;<text:span text:style-name="T2">Maintaining Data Consistency across microservices (Solution: sagas)</text:span></text:p>
      <text:p text:style-name="P1">-&gt; <text:span text:style-name="T3">GOD classes prevent decomposition(Solution: use specific part of the class into other services according to what functionality is needed by that service.)</text:span></text:p>
      <text:p text:style-name="P5">GOD class: it is a class that would be used by many services and has logic for multiple service needs like ORDER class will be used by various services in online food delivery apps.</text:p>
      <text:p text:style-name="P1"/>
      <text:p text:style-name="P3">Chapter 3: Interprocess communication</text:p>
      <text:p text:style-name="P6">Interaction Styles(One-to-One/Many or (sync or asynch))</text:p>
      <text:p text:style-name="P6">-&gt;(One-toOne examples) Request/Response , Asynchronous Request/Response, One way notification</text:p>
      <text:p text:style-name="P6">-&gt;(One to many) pub/sub, pub/async response</text:p>
      <text:p text:style-name="P8">API Versioning and Content Negotiation</text:p>
      <text:p text:style-name="P7">Message Formats(Text -&gt; JSON/XML, Binary -&gt; protocol buffer, Avro)</text:p>
      <text:p text:style-name="P9">Synchronous Communication (REST and gRPC)</text:p>
      <text:p text:style-name="P10">Circuit Breaker Pattern, RateLimiting</text:p>
      <text:p text:style-name="P10">Service Discovery(Eureka and Platform Provided(K8S))</text:p>
      <text:p text:style-name="P11">Asynchronous Messages(Document, Command and event)</text:p>
      <text:p text:style-name="P12">Messaging channels: point to point and pub/sub</text:p>
      <text:p text:style-name="P13">Messaging using Brokers and brokerless messaging.</text:p>
      <text:p text:style-name="P13">Competing Receivers and message ordering( Kafka has consumer groups and partitions, producer can publish message into specific partition and if it is using same partition for all messages then it is guaranteed that messages would be processed sequentially)</text:p>
      <text:p text:style-name="P14">Handling Duplicate Messages(We can create code such that if same input is passed to the method then it would not have any effect or we can track the message Ids and discard duplicate messages.) </text:p>
      <text:p text:style-name="P15">Transactional messaging(process the message and then publish an event but what if message is processed but then service crashed and not event was published., database can go into inconsistent state. If service is restarted then database is in inconsistent state. To make it work , we can create a OUTBOX table and insert the message Ids for which we want to publish the event and create another process that would keep reading this table and keep publishing event. Updating the database table and the OUTBOX table should be an atomic process so even after service crashed, our system would remain consistent. <text:span text:style-name="T4">Publishing events can also be done by creating a transaction log miner that would keep reading transaction log and publish messages.</text:span>)</text:p>
      <text:p text:style-name="P16">Synchronous Communication reduces availability.</text:p>
      <text:p text:style-name="P16">Eliminating Synchronous Interaction( 1. Use Message brokers 2. Replica Data 3. Using OUTBOX table ).</text:p>
      <text:p text:style-name="P16"><text:soft-page-break/></text:p>
      <text:p text:style-name="P16"/>
      <text:p text:style-name="P4">Chapter 4: Managin<text:span text:style-name="T5">g</text:span> Transactions with Sagas</text:p>
      <text:p text:style-name="P17">Saga Pattern<text:span text:style-name="T6">(sequence of local transactions </text:span><text:span text:style-name="T7">and then publish an event</text:span><text:span text:style-name="T6">)</text:span></text:p>
      <text:p text:style-name="P18">Compensating Transactions</text:p>
      <text:p text:style-name="P18">Lack of Isolation in Saga Pattern</text:p>
      <text:p text:style-name="P18">Implementation of Saga: Choreography &amp; Orchestration</text:p>
      <text:p text:style-name="P19">Benefits and drawbacks of Choreography and Orchestration</text:p>
      <text:p text:style-name="P20">Anomalies due to lack of isolation in sagas(Lost Update, Dirty read, repeatable read)</text:p>
      <text:p text:style-name="P21">Countermeasure for handling lack of isolation( semantic lock or flag on the record : when it is set, that means some saga is working on it)</text:p>
      <text:p text:style-name="P18"/>
      <text:p text:style-name="P18"/>
      <text:p text:style-name="P25">Chapter 5: Designing Business Logic in a microservice architecture</text:p>
      <text:p text:style-name="P24">Aggregate</text:p>
      <text:p text:style-name="P24">Transaction Script Pattern</text:p>
      <text:p text:style-name="P24">Domain Model Pattern</text:p>
      <text:p text:style-name="P24">Domain Driven Design(DD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2T23:58:56.589263235</meta:creation-date>
    <dc:date>2023-09-07T16:32:56.693824829</dc:date>
    <meta:editing-duration>PT3H12M39S</meta:editing-duration>
    <meta:editing-cycles>28</meta:editing-cycles>
    <meta:generator>LibreOffice/7.3.7.2$Linux_X86_64 LibreOffice_project/30$Build-2</meta:generator>
    <meta:document-statistic meta:table-count="0" meta:image-count="0" meta:object-count="0" meta:page-count="2" meta:paragraph-count="46" meta:word-count="534" meta:character-count="3756" meta:non-whitespace-character-count="3266"/>
  </office:meta>
</office:document-meta>
</file>